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1804" officeooo:paragraph-rsid="00151804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51804" officeooo:paragraph-rsid="0015180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bae6" officeooo:paragraph-rsid="0016bae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1804" officeooo:paragraph-rsid="0015180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62666" officeooo:paragraph-rsid="0016266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bae6" officeooo:paragraph-rsid="0016bae6" style:font-size-asian="14pt" style:font-weight-asian="normal" style:font-size-complex="14pt" style:font-weight-complex="normal"/>
    </style:style>
    <style:style style:name="T1" style:family="text">
      <style:text-properties officeooo:rsid="0016ba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kt programu do zarządzania sterowaniem procesami w firmi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Spis treśc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Opis systemu</text:p>
      <text:p text:style-name="P2"/>
      <text:p text:style-name="P4">I. Cel projektu</text:p>
      <text:p text:style-name="P4"/>
      <text:p text:style-name="P4">II. Opis systemu</text:p>
      <text:p text:style-name="P4"><text:span text:style-name="T1"><text:tab/>1. Opis</text:span></text:p>
      <text:p text:style-name="P6"><text:tab/>2. Środowisko</text:p>
      <text:p text:style-name="P4"/>
      <text:p text:style-name="P4">III. Użytkownicy systemu</text:p>
      <text:p text:style-name="P4"><text:span text:style-name="T1"><text:tab/>1. Opis</text:span></text:p>
      <text:p text:style-name="P4"><text:span text:style-name="T1"><text:tab/>2. Użytkownicy</text:span></text:p>
      <text:p text:style-name="P4"><text:tab/><text:span text:style-name="T1">2a. Pracownik zaczynający</text:span></text:p>
      <text:p text:style-name="P4"><text:tab/><text:span text:style-name="T1">2b. Pracownik wykonawczy</text:span></text:p>
      <text:p text:style-name="P4"><text:tab/><text:span text:style-name="T1">2c. Manager</text:span></text:p>
      <text:p text:style-name="P4"><text:tab/><text:span text:style-name="T1">2d. Administrator</text:span></text:p>
      <text:p text:style-name="P4"/>
      <text:p text:style-name="P5">IV. Użyte technologi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2:00:20.486000000</meta:creation-date>
    <dc:date>2015-10-12T12:07:40.271000000</dc:date>
    <meta:editing-duration>PT7M18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15" meta:word-count="42" meta:character-count="287" meta:non-whitespace-character-count="252"/>
  </office:meta>
</office:document-meta>
</file>